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orphans="1" fo:text-indent="0in" style:auto-text-indent="false"/>
      <style:text-properties loext:padding="0in" loext:border="none"/>
    </style:style>
    <style:style style:name="P2"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P3" style:family="paragraph" style:parent-style-name="Standard">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2"/>
    <style:style style:name="T1" style:family="text">
      <style:text-properties loext:padding="0in" loext:border="none"/>
    </style:style>
    <style:style style:name="T2" style:family="text">
      <style:text-properties officeooo:rsid="001abe2a"/>
    </style:style>
    <style:style style:name="T3" style:family="text">
      <style:text-properties officeooo:rsid="001abe2a"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GNmyxZpg3VDVNr80d7kVm4TcoNLIN2AiRopGMLoaIxNng%3Ds96-c&amp;w=64&amp;q=75" xlink:type="simple" xlink:show="embed" xlink:actuate="onLoad"/><svg:title>WisdomTheater 3000</svg:title></draw:frame><text:line-break/><text:span text:style-name="T2">MY QUESTION…….</text:span></text:p>
      <text:p text:style-name="P3">diagram the process to recycle aluminum in a form that can be used in a business proposal</text:p>
      <text:p text:style-name="Text_20_body">I apologize, as a language model, I cannot create diagrams. However, I can provide you with a step-by-step process for recycling aluminum in a form that can be used in a business proposal:</text:p>
      <text:list text:style-name="L1">
        <text:list-item>
          <text:p text:style-name="P4">Collection: Collect aluminum cans, foil, and other aluminum products from households, businesses, and recycling centers.</text:p>
        </text:list-item>
        <text:list-item>
          <text:p text:style-name="P4">Sorting: Sort the collected aluminum by type and grade.</text:p>
        </text:list-item>
        <text:list-item>
          <text:p text:style-name="P4">Shredding: Shred the aluminum into small pieces, which makes it easier to transport and process.</text:p>
        </text:list-item>
        <text:list-item>
          <text:p text:style-name="P4">Melting: Melt the shredded aluminum in a furnace at high temperatures (around 660°C to 700°C).</text:p>
        </text:list-item>
        <text:list-item>
          <text:p text:style-name="P4">Purification: Purify the molten aluminum by removing any impurities such as paint, coating, or other metals.</text:p>
        </text:list-item>
        <text:list-item>
          <text:p text:style-name="P4">Alloying: Add other metals to the purified aluminum to create the desired alloy.</text:p>
        </text:list-item>
        <text:list-item>
          <text:p text:style-name="P4">Casting: Cast the purified and alloyed aluminum into ingots or other shapes.</text:p>
        </text:list-item>
        <text:list-item>
          <text:p text:style-name="P4">Rolling: Roll the aluminum ingots into sheets or other forms as required by the business proposal.</text:p>
        </text:list-item>
        <text:list-item>
          <text:p text:style-name="P4">Finishing: Finish the aluminum sheets by cutting, polishing, or coating them as necessary for their intended use.</text:p>
        </text:list-item>
        <text:list-item>
          <text:p text:style-name="P4">Packaging and shipping: Package and ship the finished aluminum products to the customer.</text:p>
        </text:list-item>
      </text:list>
      <text:p text:style-name="Text_20_body">This process will not only help to create a sustainable business model, but it will also reduce the amount of waste going into landfills, conserve natural resources, and save energy.</text:p>
      <text:p text:style-name="P2"><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GNmyxZpg3VDVNr80d7kVm4TcoNLIN2AiRopGMLoaIxNng%3Ds96-c&amp;w=64&amp;q=75" xlink:type="simple" xlink:show="embed" xlink:actuate="onLoad"/><svg:title>WisdomTheater 3000</svg:title></draw:frame><text:line-break/><text:span text:style-name="T2">MY QUESTION…...</text:span></text:p>
      <text:p text:style-name="Text_20_body">what is the approximate cost per kilo of scrap aluminum being turned into ingots following this process?</text:p>
      <text:p text:style-name="Text_20_body">The cost per kilo of scrap aluminum being turned into ingots can vary depending on various factors such as the cost of electricity, labor, transportation, and the price of aluminum in the market.</text:p>
      <text:p text:style-name="Text_20_body">However, as of my knowledge cutoff of 2021, the approximate cost of producing one kilogram of aluminum ingots from scrap aluminum using the process mentioned above can range from $0.70 to $1.20 per kilogram. This cost includes the collection, sorting, shredding, melting, purification, alloying, casting, rolling, finishing, and packaging of the aluminum.</text:p>
      <text:p text:style-name="Text_20_body"><text:soft-page-break/>It's important to note that this is just an estimate and the actual cost can vary depending on the specific details of the recycling process and the current market conditions.</text:p>
      <text:p text:style-name="P2"><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GNmyxZpg3VDVNr80d7kVm4TcoNLIN2AiRopGMLoaIxNng%3Ds96-c&amp;w=64&amp;q=75" xlink:type="simple" xlink:show="embed" xlink:actuate="onLoad"/><svg:title>WisdomTheater 3000</svg:title></draw:frame><text:line-break/><text:span text:style-name="T2">MY <text:s/>QUESTION…..</text:span></text:p>
      <text:p text:style-name="Text_20_body">what equipment is required to complete this process, sans collections.</text:p>
      <text:p text:style-name="Text_20_body">The equipment required to complete the process of recycling aluminum into ingots, sans collection, can include:</text:p>
      <text:list text:style-name="L2">
        <text:list-item>
          <text:p text:style-name="P5">Shredder: A shredder is used to shred the collected aluminum into small pieces, which makes it easier to transport and process.</text:p>
        </text:list-item>
        <text:list-item>
          <text:p text:style-name="P5">Furnace: A furnace is used to melt the shredded aluminum at high temperatures (around 660°C to 700°C).</text:p>
        </text:list-item>
        <text:list-item>
          <text:p text:style-name="P5">Crucible: A crucible is used to hold the molten aluminum during the melting process.</text:p>
        </text:list-item>
        <text:list-item>
          <text:p text:style-name="P5">Fluxing agents: Fluxing agents are used to purify the molten aluminum by removing any impurities such as paint, coating, or other metals.</text:p>
        </text:list-item>
        <text:list-item>
          <text:p text:style-name="P5">Alloying equipment: Alloying equipment is used to add other metals to the purified aluminum to create the desired alloy.</text:p>
        </text:list-item>
        <text:list-item>
          <text:p text:style-name="P5">Casting equipment: Casting equipment is used to cast the purified and alloyed aluminum into ingots or other shapes.</text:p>
        </text:list-item>
        <text:list-item>
          <text:p text:style-name="P5">Rolling mill: A rolling mill is used to roll the aluminum ingots into sheets or other forms as required by the business proposal.</text:p>
        </text:list-item>
        <text:list-item>
          <text:p text:style-name="P5">Cutting and finishing equipment: Cutting and finishing equipment is used to cut, polish, or coat the aluminum sheets as necessary for their intended use.</text:p>
        </text:list-item>
        <text:list-item>
          <text:p text:style-name="P5">Packaging equipment: Packaging equipment is used to package and ship the finished aluminum products to the customer.</text:p>
        </text:list-item>
      </text:list>
      <text:p text:style-name="Text_20_body">It's important to note that the specific equipment required can vary depending on the scale of the operation, the desired level of automation, and the specific details of the recycling process.</text:p>
      <text:p text:style-name="Standard"><text:line-break/><text:span text:style-name="T1"><draw:frame draw:style-name="fr2" draw:name="Image7" text:anchor-type="as-char" svg:width="0.7874in" svg:height="0.3937in" draw:z-index="6"><draw:image xlink:href="Pictures/1000004E0000000000000000DB8080F90BBAFF57.svg" xlink:type="simple" xlink:show="embed" xlink:actuate="onLoad" draw:mime-type="image/svg+xml"/></draw:frame></text:span><draw:frame draw:style-name="fr1" draw:name="Image8" text:anchor-type="char" svg:x="0in" svg:width="0.0161in" svg:height="0.0161in" draw:z-index="7"><draw:image xlink:href="https://chat.openai.com/_next/image?url=https%3A%2F%2Flh3.googleusercontent.com%2Fa%2FAGNmyxZpg3VDVNr80d7kVm4TcoNLIN2AiRopGMLoaIxNng%3Ds96-c&amp;w=64&amp;q=75" xlink:type="simple" xlink:show="embed" xlink:actuate="onLoad"/><svg:title>WisdomTheater 3000</svg:title></draw:frame><text:span text:style-name="T1"><text:line-break/></text:span><text:span text:style-name="T3">MY QUESTION…...</text:span></text:p>
      <text:p text:style-name="P3">what is the current value of a kilo of aluminum</text:p>
      <text:p text:style-name="Text_20_body">As of my knowledge cutoff of September 2021, the current value of a kilogram of aluminum can vary depending on the quality, form, and location of the aluminum. However, on average, the price of aluminum was around $1.10 USD per kilogram.</text:p>
      <text:p text:style-name="Text_20_body"><text:soft-page-break/>It's important to note that the price of aluminum is subject to fluctuations due to various factors such as supply and demand, production costs, market conditions, and global economic trends. Therefore, the current value of a kilogram of aluminum may differ from the price at the time of my knowledge cutoff.</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2:30:58.473989204</meta:creation-date>
    <dc:date>2023-04-02T12:48:29.262439179</dc:date>
    <meta:editing-duration>PT32M26S</meta:editing-duration>
    <meta:editing-cycles>3</meta:editing-cycles>
    <meta:generator>LibreOffice/7.4.6.2$Linux_X86_64 LibreOffice_project/40$Build-2</meta:generator>
    <meta:document-statistic meta:table-count="0" meta:image-count="8" meta:object-count="0" meta:page-count="3" meta:paragraph-count="36" meta:word-count="714" meta:character-count="4368" meta:non-whitespace-character-count="3703"/>
  </office:meta>
</office:document-meta>
</file>